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"/>
    <style:font-face style:name="Gill Sans" svg:font-family="'Gill Sans'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Georgia" fo:font-size="13pt" style:font-size-asian="13pt" style:font-size-complex="13pt"/>
    </style:style>
    <style:style style:name="P2" style:family="paragraph" style:parent-style-name="Standard">
      <style:text-properties style:font-name="Gill Sans" fo:font-size="13pt" fo:font-weight="bold" style:font-size-asian="13pt" style:font-size-complex="13pt"/>
    </style:style>
    <style:style style:name="P3" style:family="paragraph" style:parent-style-name="Standard">
      <style:text-properties style:font-name="Gill Sans" fo:font-size="18pt" fo:font-weight="bold" style:font-size-asian="18pt" style:font-size-complex="18pt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l this</text:p>
      <text:p text:style-name="P2"/>
      <text:p text:style-name="P1">Can't shake this late love of summer's twilight </text:p>
      <text:p text:style-name="P1">that dresses sounds of children, back gardens away </text:p>
      <text:p text:style-name="P1">a whisk of midges lifts off the pond into a scythe </text:p>
      <text:p text:style-name="P1">of swifts; the swallows all agape, upwing.</text:p>
      <text:p text:style-name="P1"/>
      <text:p text:style-name="P1">The passing light silvers our trees</text:p>
      <text:p text:style-name="P1">and grass, already flattered, <text:s/>sighs</text:p>
      <text:p text:style-name="P1">over late watering rites, sprinklers </text:p>
      <text:p text:style-name="P1">do mexican waves, and waves</text:p>
      <text:p text:style-name="P1"/>
      <text:p text:style-name="P1">of faint of laughter 'luminate the fields, </text:p>
      <text:p text:style-name="P1"><text:span text:style-name="T1">Summer Nights</text:span> is being karaokeed out of tune </text:p>
      <text:p text:style-name="P1">but we keep the windows open, </text:p>
      <text:p text:style-name="P1">welcome what air there is inside</text:p>
      <text:p text:style-name="P1"/>
      <text:p text:style-name="P1">to stir a breath of worry about all this. </text:p>
      <text:p text:style-name="P1">Yet - what happens - happens. And</text:p>
      <text:p text:style-name="P1">night's sweats throws sheets, curtains, </text:p>
      <text:p text:style-name="P1">aside to reveal a cool entertainment: </text:p>
      <text:p text:style-name="P1"/>
      <text:p text:style-name="P1">stars turning on, </text:p>
      <text:p text:style-name="P1">and off, just for us. <text:s/></text:p>
      <text:p text:style-name="P1">Then it dawns</text:p>
      <text:p text:style-name="P1">that someone, </text:p>
      <text:p text:style-name="P1"/>
      <text:p text:style-name="P1">somewhere, </text:p>
      <text:p text:style-name="P1">the latest footfall </text:p>
      <text:p text:style-name="P1">on the other side,</text:p>
      <text:p text:style-name="P1">has missed </text:p>
      <text:p text:style-name="P1"/>
      <text:p text:style-name="P1">all thi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/>
    <style:font-face style:name="Gill Sans" svg:font-family="'Gill Sans'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poem</dc:title>
    <meta:initial-creator>Jay Arr</meta:initial-creator>
    <dc:date>2011-09-20T16:51:00</dc:date>
    <dc:creator>Jay Arr</dc:creator>
    <meta:editing-duration>PT4H12M8S</meta:editing-duration>
    <meta:editing-cycles>8</meta:editing-cycles>
    <meta:printed-by>Jay Arr</meta:printed-by>
    <meta:print-date>2011-09-20T14:16:49</meta:print-date>
    <meta:document-statistic meta:table-count="0" meta:image-count="0" meta:object-count="0" meta:page-count="1" meta:paragraph-count="26" meta:word-count="136" meta:character-count="776"/>
  </office:meta>
</office:document-meta>
</file>